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1000000F16CB7654E202A0B4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4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B1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2" style:family="table">
      <style:table-properties style:width="6.2681in" fo:margin-left="0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loext:graphic-properties draw:fill="solid" draw:fill-color="#1e1e1e"/>
      <style:paragraph-properties fo:line-height="100%" fo:orphans="0" fo:widows="0" fo:background-color="#1e1e1e"/>
    </style:style>
    <style:style style:name="P5" style:family="paragraph" style:parent-style-name="Standard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6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7" style:family="paragraph" style:parent-style-name="Heading_20_2"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text-properties style:font-name="Calibri" style:font-name-asian="Calibri1" style:font-name-complex="Calibri1"/>
    </style:style>
    <style:style style:name="P9" style:family="paragraph" style:parent-style-name="Standard">
      <style:paragraph-properties fo:line-height="115%"/>
      <style:text-properties style:font-name="Calibri" style:font-name-asian="Calibri1" style:font-name-complex="Calibri1"/>
    </style:style>
    <style:style style:name="P10" style:family="paragraph" style:parent-style-name="Heading_20_3">
      <loext:graphic-properties draw:fill="solid" draw:fill-color="#ffffff"/>
      <style:paragraph-properties fo:margin-top="0.222in" fo:margin-bottom="0.1665in" style:contextual-spacing="false" fo:line-height="100%" fo:background-color="#ffffff"/>
      <style:text-properties style:font-name="Calibri" style:font-name-asian="Calibri1" style:font-name-complex="Calibri1"/>
    </style:style>
    <style:style style:name="P11" style:family="paragraph" style:parent-style-name="Standard">
      <loext:graphic-properties draw:fill="solid" draw:fill-color="#1e1e1e"/>
      <style:paragraph-properties fo:line-height="135%" fo:background-color="#1e1e1e"/>
    </style:style>
    <style:style style:name="P12" style:family="paragraph" style:parent-style-name="Standard">
      <loext:graphic-properties draw:fill="solid" draw:fill-color="#1e1e1e"/>
      <style:paragraph-properties fo:margin-top="0in" fo:margin-bottom="0in" style:contextual-spacing="false" fo:line-height="135%" fo:background-color="#1e1e1e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665in" style:contextual-spacing="false" fo:line-height="100%" fo:text-indent="0in" style:auto-text-indent="false" fo:background-color="#ffffff"/>
      <style:text-properties fo:color="#212529" loext:opacity="100%" style:font-name="Calibri" fo:font-size="11.5pt" style:font-name-asian="Calibri1" style:font-size-asian="11.5pt" style:font-name-complex="Calibri1" style:font-size-complex="11.5pt"/>
    </style:style>
    <style:style style:name="P14" style:family="paragraph" style:parent-style-name="Heading_20_2">
      <style:paragraph-properties fo:break-before="page"/>
      <style:text-properties fo:color="#0000ff" loext:opacity="100%" style:font-name="Calibri" fo:font-weight="bold" style:font-name-asian="Calibri1" style:font-weight-asian="bold" style:font-name-complex="Calibri1"/>
    </style:style>
    <style:style style:name="P15" style:family="paragraph" style:parent-style-name="Heading_20_2">
      <style:paragraph-properties fo:break-before="page"/>
      <style:text-properties style:font-name="Calibri" fo:font-weight="bold" style:font-name-asian="Calibri1" style:font-weight-asian="bold" style:font-name-complex="Calibri1"/>
    </style:style>
    <style:style style:name="P16" style:family="paragraph" style:parent-style-name="Heading_20_2">
      <loext:graphic-properties draw:fill="solid" draw:fill-color="#ffffff"/>
      <style:paragraph-properties fo:margin-top="0.25in" fo:margin-bottom="0.1665in" style:contextual-spacing="false" fo:line-height="100%" fo:break-before="page" fo:background-color="#ffffff"/>
      <style:text-properties style:font-name="Calibri" style:font-name-asian="Calibri1" style:font-name-complex="Calibri1"/>
    </style:style>
    <style:style style:name="P17" style:family="paragraph" style:parent-style-name="Heading_20_3">
      <style:text-properties style:font-name="Calibri" style:font-name-asian="Calibri1" style:font-name-complex="Calibri1"/>
    </style:style>
    <style:style style:name="P18" style:family="paragraph" style:parent-style-name="Heading_20_3">
      <loext:graphic-properties draw:fill="solid" draw:fill-color="#ffffff"/>
      <style:paragraph-properties fo:margin-top="0.222in" fo:margin-bottom="0.1665in" style:contextual-spacing="false" fo:line-height="100%" fo:break-before="page" fo:background-color="#ffffff"/>
      <style:text-properties style:font-name="Calibri" style:font-name-asian="Calibri1" style:font-name-complex="Calibri1"/>
    </style:style>
    <style:style style:name="P19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20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21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22" style:family="paragraph" style:parent-style-name="Standard" style:master-page-name="Standard">
      <style:paragraph-properties fo:line-height="115%" style:page-number="1"/>
      <style:text-properties style:font-name="Calibri" fo:font-size="1pt" fo:font-weight="bold" style:font-name-asian="Calibri1" style:font-size-asian="1pt" style:font-weight-asian="bold" style:font-name-complex="Calibri1" style:font-size-complex="1pt"/>
    </style:style>
    <style:style style:name="P23" style:family="paragraph" style:parent-style-name="Standard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24" style:family="paragraph" style:parent-style-name="Standard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25" style:family="paragraph" style:parent-style-name="Standard">
      <style:text-properties style:font-name="Calibri" fo:font-weight="bold" style:font-name-asian="Calibri1" style:font-weight-asian="bold" style:font-name-complex="Calibri1"/>
    </style:style>
    <style:style style:name="P26" style:family="paragraph" style:parent-style-name="Standard">
      <style:paragraph-properties fo:line-height="100%" fo:orphans="0" fo:widows="0"/>
      <style:text-properties style:font-name="Calibri" fo:font-weight="bold" officeooo:rsid="001f19c6" officeooo:paragraph-rsid="001f19c6" style:font-name-asian="Calibri1" style:font-weight-asian="bold" style:font-name-complex="Calibri1"/>
    </style:style>
    <style:style style:name="P27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  <style:text-properties style:font-name="Calibri" style:font-name-asian="Calibri1" style:font-name-complex="Calibri1"/>
    </style:style>
    <style:style style:name="P28" style:family="paragraph" style:parent-style-name="Standard" style:list-style-name="WWNum6">
      <style:paragraph-properties fo:margin-left="0.5in" fo:margin-right="0in" fo:text-indent="-0.25in" style:auto-text-indent="false"/>
      <style:text-properties style:font-name="Calibri" style:font-name-asian="Calibri1" style:font-name-complex="Calibri1"/>
    </style:style>
    <style:style style:name="P29" style:family="paragraph" style:parent-style-name="Standard">
      <style:text-properties style:font-name="Calibri" style:font-name-asian="Calibri1" style:font-name-complex="Calibri1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style:font-name-asian="Calibri1" style:font-name-complex="Calibri1"/>
    </style:style>
    <style:style style:name="P31" style:family="paragraph" style:parent-style-name="Standard" style:list-style-name="WWNum2">
      <style:paragraph-properties fo:margin-left="1in" fo:margin-right="0in" fo:text-indent="-0.25in" style:auto-text-indent="false"/>
      <style:text-properties style:font-name="Calibri" style:font-name-asian="Calibri1" style:font-name-complex="Calibri1"/>
    </style:style>
    <style:style style:name="P32" style:family="paragraph" style:parent-style-name="Standard" style:list-style-name="WWNum5">
      <style:paragraph-properties fo:margin-left="0.5in" fo:margin-right="0in" fo:text-indent="-0.25in" style:auto-text-indent="false"/>
      <style:text-properties style:font-name="Calibri" style:font-name-asian="Calibri1" style:font-name-complex="Calibri1"/>
    </style:style>
    <style:style style:name="P33" style:family="paragraph" style:parent-style-name="Standard">
      <style:text-properties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P34" style:family="paragraph" style:parent-style-name="Standard" style:list-style-name="WWNum1">
      <style:paragraph-properties fo:margin-left="0.5in" fo:margin-right="0in" fo:line-height="115%" fo:text-indent="-0.25in" style:auto-text-indent="false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35" style:family="paragraph" style:parent-style-name="Standard">
      <style:paragraph-properties fo:line-height="115%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36" style:family="paragraph" style:parent-style-name="Standard" style:list-style-name="WWNum8">
      <style:paragraph-properties fo:margin-left="0.5in" fo:margin-right="0in" fo:line-height="115%" fo:text-indent="-0.25in" style:auto-text-indent="false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37" style:family="paragraph" style:parent-style-name="Standard" style:list-style-name="WWNum3">
      <style:paragraph-properties fo:margin-left="0.5in" fo:margin-right="0in" fo:line-height="115%" fo:text-indent="-0.25in" style:auto-text-indent="false"/>
      <style:text-properties fo:color="#434343" loext:opacity="100%" style:font-name="Calibri" style:font-name-asian="Calibri1" style:font-name-complex="Calibri1"/>
    </style:style>
    <style:style style:name="P38" style:family="paragraph" style:parent-style-name="Standard" style:list-style-name="WWNum4">
      <style:paragraph-properties fo:margin-left="0.5in" fo:margin-right="0in" fo:line-height="115%" fo:text-indent="-0.25in" style:auto-text-indent="false"/>
      <style:text-properties fo:color="#434343" loext:opacity="100%" style:font-name="Calibri" style:font-name-asian="Calibri1" style:font-name-complex="Calibri1"/>
    </style:style>
    <style:style style:name="P39" style:family="paragraph" style:parent-style-name="Standard">
      <style:paragraph-properties fo:line-height="115%"/>
      <style:text-properties fo:color="#434343" loext:opacity="100%" style:font-name="Calibri" style:font-name-asian="Calibri1" style:font-name-complex="Calibri1"/>
    </style:style>
    <style:style style:name="P4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1" style:family="paragraph" style:parent-style-name="Standard">
      <style:text-properties style:font-name="Roboto Mono Light" style:font-name-asian="Roboto Mono Light1" style:font-name-complex="Roboto Mono Light1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fo:color="#1155cc" loext:opacity="100%" style:font-name="Calibri" style:text-underline-style="solid" style:text-underline-width="auto" style:text-underline-color="font-color" style:font-name-asian="Calibri1" style:font-name-complex="Calibri1"/>
    </style:style>
    <style:style style:name="T4" style:family="text">
      <style:text-properties fo:color="#808080" loext:opacity="100%" style:font-name="Roboto Mono" fo:font-size="8pt" style:font-name-asian="Roboto Mono1" style:font-size-asian="8pt" style:font-name-complex="Roboto Mono1" style:font-size-complex="8pt"/>
    </style:style>
    <style:style style:name="T5" style:family="text">
      <style:text-properties fo:color="#808080" loext:opacity="100%" style:font-name="Roboto Mono" style:font-name-asian="Roboto Mono1" style:font-name-complex="Roboto Mono1"/>
    </style:style>
    <style:style style:name="T6" style:family="text">
      <style:text-properties fo:color="#808080" loext:opacity="100%" style:font-name="Roboto Mono" fo:font-size="9pt" style:font-name-asian="Roboto Mono1" style:font-size-asian="9pt" style:font-name-complex="Roboto Mono1" style:font-size-complex="9pt"/>
    </style:style>
    <style:style style:name="T7" style:family="text">
      <style:text-properties fo:color="#569cd6" loext:opacity="100%" style:font-name="Roboto Mono" fo:font-size="8pt" style:font-name-asian="Roboto Mono1" style:font-size-asian="8pt" style:font-name-complex="Roboto Mono1" style:font-size-complex="8pt"/>
    </style:style>
    <style:style style:name="T8" style:family="text">
      <style:text-properties fo:color="#569cd6" loext:opacity="100%" style:font-name="Roboto Mono" style:font-name-asian="Roboto Mono1" style:font-name-complex="Roboto Mono1"/>
    </style:style>
    <style:style style:name="T9" style:family="text">
      <style:text-properties fo:color="#569cd6" loext:opacity="100%" style:font-name="Roboto Mono" fo:font-size="9pt" style:font-name-asian="Roboto Mono1" style:font-size-asian="9pt" style:font-name-complex="Roboto Mono1" style:font-size-complex="9pt"/>
    </style:style>
    <style:style style:name="T10" style:family="text">
      <style:text-properties fo:color="#9cdcfe" loext:opacity="100%" style:font-name="Roboto Mono" fo:font-size="8pt" style:font-name-asian="Roboto Mono1" style:font-size-asian="8pt" style:font-name-complex="Roboto Mono1" style:font-size-complex="8pt"/>
    </style:style>
    <style:style style:name="T11" style:family="text">
      <style:text-properties fo:color="#9cdcfe" loext:opacity="100%" style:font-name="Roboto Mono" style:font-name-asian="Roboto Mono1" style:font-name-complex="Roboto Mono1"/>
    </style:style>
    <style:style style:name="T12" style:family="text">
      <style:text-properties fo:color="#9cdcfe" loext:opacity="100%" style:font-name="Roboto Mono" fo:font-size="9pt" style:font-name-asian="Roboto Mono1" style:font-size-asian="9pt" style:font-name-complex="Roboto Mono1" style:font-size-complex="9pt"/>
    </style:style>
    <style:style style:name="T13" style:family="text">
      <style:text-properties fo:color="#d4d4d4" loext:opacity="100%" style:font-name="Roboto Mono" fo:font-size="8pt" style:font-name-asian="Roboto Mono1" style:font-size-asian="8pt" style:font-name-complex="Roboto Mono1" style:font-size-complex="8pt"/>
    </style:style>
    <style:style style:name="T14" style:family="text">
      <style:text-properties fo:color="#d4d4d4" loext:opacity="100%" style:font-name="Roboto Mono" style:font-name-asian="Roboto Mono1" style:font-name-complex="Roboto Mono1"/>
    </style:style>
    <style:style style:name="T15" style:family="text">
      <style:text-properties fo:color="#d4d4d4" loext:opacity="100%" style:font-name="Roboto Mono" fo:font-size="9pt" style:font-name-asian="Roboto Mono1" style:font-size-asian="9pt" style:font-name-complex="Roboto Mono1" style:font-size-complex="9pt"/>
    </style:style>
    <style:style style:name="T16" style:family="text">
      <style:text-properties fo:color="#ce9178" loext:opacity="100%" style:font-name="Roboto Mono" fo:font-size="8pt" style:font-name-asian="Roboto Mono1" style:font-size-asian="8pt" style:font-name-complex="Roboto Mono1" style:font-size-complex="8pt"/>
    </style:style>
    <style:style style:name="T17" style:family="text">
      <style:text-properties fo:color="#ce9178" loext:opacity="100%" style:font-name="Roboto Mono" style:font-name-asian="Roboto Mono1" style:font-name-complex="Roboto Mono1"/>
    </style:style>
    <style:style style:name="T18" style:family="text">
      <style:text-properties fo:color="#ce9178" loext:opacity="100%" style:font-name="Roboto Mono" fo:font-size="9pt" style:font-name-asian="Roboto Mono1" style:font-size-asian="9pt" style:font-name-complex="Roboto Mono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om i Cognom:</text:p>
          </table:table-cell>
          <table:table-cell table:style-name="Table1.B1" office:value-type="string">
            <text:p text:style-name="P26">Marc Arqués</text:p>
          </table:table-cell>
        </table:table-row>
        <table:table-row table:style-name="Table1.1">
          <table:table-cell table:style-name="Table1.A1" office:value-type="string">
            <text:p text:style-name="P5">Enllaç al repositori Git:</text:p>
          </table:table-cell>
          <table:table-cell table:style-name="Table1.B2" office:value-type="string">
            <text:p text:style-name="P6">https://github.com/MarcArques/MP06-Datos/tree/main/Practica3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Objectius:</text:p>
            <text:list xml:id="list3958106769" text:style-name="WWNum7">
              <text:list-item>
                <text:p text:style-name="P27">Aprendre a llegit i escriure fitxers XML amb Java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Instruccions:</text:p>
            <text:list xml:id="list4075224899" text:style-name="WWNum1">
              <text:list-item>
                <text:p text:style-name="P34">Desenvolupa el codi necessari per a cada exercici seguint les especificacions indicades. El codi ha de superar els tests proporcionats per garantir-ne la funcionalitat.</text:p>
              </text:list-item>
              <text:list-item>
                <text:p text:style-name="P34">En cas d’haver de contestar alguna pregunta en aquest document, cal fer-ho dins del quadre indicat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Criteris d’avaluació:</text:p>
            <text:p text:style-name="P35">Cada exercici te especificada la puntuació. Es valorarà:</text:p>
            <text:list xml:id="list1255254200" text:style-name="WWNum8">
              <text:list-item>
                <text:p text:style-name="P36">Format correcte del codi (indentació i compliment de la guia d’estil de Java).</text:p>
              </text:list-item>
              <text:list-item>
                <text:p text:style-name="P36">Noms clars i descriptius per a mètodes i variables.</text:p>
              </text:list-item>
              <text:list-item>
                <text:p text:style-name="P36">Qualitat general del codi, amb comentaris explicatius quan sigui necessari.</text:p>
              </text:list-item>
              <text:list-item>
                <text:p text:style-name="P36">Les còpies seran penalitzades amb una puntuació de 0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Entrega:</text:p>
            <text:list xml:id="list3747926861" text:style-name="WWNum3">
              <text:list-item>
                <text:p text:style-name="P37">Repositori Git privat, compartit amb l’usuari jpala4-ieti, que contingui el codi complet de la pràctica.</text:p>
              </text:list-item>
              <text:list-item>
                <text:p text:style-name="P37">Subdirectori "doc" dins del repositori amb el fitxer memoria.pdf.</text:p>
              </text:list-item>
              <text:list-item>
                <text:p text:style-name="P37">URL del repositori: S’ha de pujar a Moodle.</text:p>
              </text:list-item>
            </text:list>
          </table:table-cell>
        </table:table-row>
      </table:table>
      <text:p text:style-name="P9"/>
      <text:p text:style-name="P5">Recursos i materials:</text:p>
      <text:list xml:id="list1049547481" text:style-name="WWNum4">
        <text:list-item>
          <text:p text:style-name="P38">JDK de Java versió 21, Maven i Git instal·lats.</text:p>
        </text:list-item>
        <text:list-item>
          <text:p text:style-name="P38">Eina de programació: necessiteu una IDE per programar en Java (VS Code, IntelliJ, o una altra).</text:p>
        </text:list-item>
        <text:list-item>
          <text:p text:style-name="P38">Altres recursos: Podeu utilitzar Google per buscar tutorials que us ajudin a resoldre els exercicis.</text:p>
        </text:list-item>
      </text:list>
      <text:p text:style-name="P5"/>
      <text:p text:style-name="P39">Punt de partida de la pràctic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a xlink:type="simple" xlink:href="https://github.com/jpala4-ieti/DAM-M06-UF01-PR1.3-24-25-Practica-Punt-Partida.git" text:style-name="ListLabel_20_73" text:visited-style-name="ListLabel_20_73"><text:span text:style-name="T3">https://github.com/jpala4-ieti/DAM-M06-UF01-PR1.3-24-25-Practica-Punt-Partida.git</text:span></text:a><text:span text:style-name="T2"> </text:span></text:p>
          </table:table-cell>
        </table:table-row>
      </table:table>
      <text:p text:style-name="P5"/>
      <text:p text:style-name="P14"><text:bookmark text:name="_pkpwe5w3vns7"/>Exercici 0 (2.5 punts)</text:p>
      <text:list xml:id="list3619804231" text:style-name="WWNum6">
        <text:list-item>
          <text:p text:style-name="P28">Crea un programa anomenat PR130Main.java.</text:p>
        </text:list-item>
        <text:list-item>
          <text:p text:style-name="P40"><text:span text:style-name="T2">El programa ha de llegir el contingut del fitxer persones.xml (Veure </text:span><text:a xlink:type="simple" xlink:href="#_i4o78d3hchgl" text:style-name="ListLabel_20_73" text:visited-style-name="ListLabel_20_73"><text:span text:style-name="T3">Arxiu “persones.xml”</text:span></text:a><text:span text:style-name="T2">)</text:span></text:p>
        </text:list-item>
        <text:list-item>
          <text:p text:style-name="P28">Mostra les dades llegides en una sortida per pantalla amb format de columnes alineades. Amb "columnes alineades" ens referim a que les dades de cada camp (nom, cognom, edat, ciutat) han d'aparèixer sota la seva respectiva capçalera en una presentació organitzada i fàcil de llegir.</text:p>
        </text:list-item>
      </text:list>
      <text:p text:style-name="P8"/>
      <text:p text:style-name="P8"/>
      <text:p text:style-name="P33">Sortida esperada</text:p>
      <text:p text:style-name="P41">Nom <text:s text:c="5"/>Cognom <text:s text:c="7"/>Edat <text:s/>Ciutat</text:p>
      <text:p text:style-name="P41">-------- -------------- ----- ---------</text:p>
      <text:p text:style-name="P41">Maria <text:s text:c="3"/>López <text:s text:c="9"/>36 <text:s text:c="3"/>Barcelona</text:p>
      <text:p text:style-name="P41">Gustavo <text:s/>Catadasús <text:s text:c="5"/>15 <text:s text:c="3"/>London <text:s text:c="2"/></text:p>
      <text:p text:style-name="P41">Irene <text:s text:c="3"/>Rocheford <text:s text:c="5"/>45 <text:s text:c="3"/>Tokio <text:s text:c="3"/></text:p>
      <text:p text:style-name="P41">Armengol Pastor <text:s text:c="8"/>72 <text:s text:c="3"/>Abidjan <text:s/></text:p>
      <text:p text:style-name="P8"/>
      <text:p text:style-name="P8"/>
      <text:p text:style-name="P15"><text:bookmark text:name="_xk0ed4t5657l"/>Exercici 1 (2.5 punts)</text:p>
      <text:p text:style-name="Standard"><text:span text:style-name="T2">Desenvolupa un programa en Java anomenat PR131Main.java que sigui capaç de generar un fitxer XML denominat “biblioteca.xml” amb el contingut que es mostra a l’annex </text:span><text:a xlink:type="simple" xlink:href="#_rtl7dvdcpv48" text:style-name="ListLabel_20_73" text:visited-style-name="ListLabel_20_73"><text:span text:style-name="T3">Arxiu “biblioteca.xml”</text:span></text:a></text:p>
      <text:p text:style-name="P8"/>
      <text:p text:style-name="P8">Cal realitzar l’exercici usant DocumentBuilder i el procediment explicat a la teoria.</text:p>
      <text:p text:style-name="P7"><text:bookmark text:name="_crsucr8ler18"/></text:p>
      <text:p text:style-name="P15"><text:bookmark text:name="_zw5yobup4ff"/>Exercici 2 (5 punts)</text:p>
      <text:p text:style-name="Standard"><text:span text:style-name="T2">Crea un programa Java anomenat ’PR132Main.java’ per gestionar l'arxiu XML </text:span><text:a xlink:type="simple" xlink:href="#_6uckt9puuai5" text:style-name="ListLabel_20_73" text:visited-style-name="ListLabel_20_73"><text:span text:style-name="T3">Arxiu “cursos.xml”</text:span></text:a><text:span text:style-name="T2"> mostrat a l'annex. </text:span></text:p>
      <text:p text:style-name="P8"/>
      <text:p text:style-name="P25">Requisits:</text:p>
      <text:list xml:id="list891445690" text:style-name="WWNum2">
        <text:list-item>
          <text:p text:style-name="P30">Cada curs té:</text:p>
          <text:list>
            <text:list-item>
              <text:p text:style-name="P31">Un codi identificatiu.</text:p>
            </text:list-item>
            <text:list-item>
              <text:p text:style-name="P31">Un tutor.</text:p>
            </text:list-item>
            <text:list-item>
              <text:p text:style-name="P31">Una llista d'alumnes.</text:p>
            </text:list-item>
            <text:list-item>
              <text:p text:style-name="P31">Almenys un mòdul.</text:p>
            </text:list-item>
          </text:list>
        </text:list-item>
        <text:list-item>
          <text:p text:style-name="P30">Cada mòdul consta de:</text:p>
          <text:list>
            <text:list-item>
              <text:p text:style-name="P31">Un codi identificatiu.</text:p>
            </text:list-item>
            <text:list-item>
              <text:p text:style-name="P31">Un títol.</text:p>
            </text:list-item>
            <text:list-item>
              <text:p text:style-name="P31">Almenys un professor.</text:p>
            </text:list-item>
            <text:list-item>
              <text:p text:style-name="P31">Diverses unitats formatives.</text:p>
            </text:list-item>
          </text:list>
        </text:list-item>
      </text:list>
      <text:p text:style-name="P8"/>
      <text:p text:style-name="P25">Funcions del programa:</text:p>
      <text:list xml:id="list3487883798" text:style-name="WWNum5">
        <text:list-item>
          <text:p text:style-name="P32">Llistar ids de cursos, tutors i total d’alumnes.</text:p>
        </text:list-item>
        <text:list-item>
          <text:p text:style-name="P32">Mostrar ids i títols dels mòduls a partir d'un id de curs.</text:p>
        </text:list-item>
        <text:list-item>
          <text:p text:style-name="P32">Llistar alumnes d’un curs.</text:p>
        </text:list-item>
        <text:list-item>
          <text:p text:style-name="P32">Afegir un alumne a un curs.</text:p>
        </text:list-item>
        <text:list-item>
          <text:p text:style-name="P32">Eliminar un alumne d'un curs.</text:p>
        </text:list-item>
      </text:list>
      <text:p text:style-name="P8"/>
      <text:p text:style-name="Standard"><text:span text:style-name="T1">Nota:</text:span><text:span text:style-name="T2"> Cal utilitzar </text:span><text:span text:style-name="T1">XPath</text:span><text:span text:style-name="T2"> per navegar per l'arbre XML.</text:span></text:p>
      <text:p text:style-name="P8"/>
      <text:p text:style-name="P13"/>
      <text:p text:style-name="P16"><text:bookmark text:name="_r4itymgrl3gs"/>Annexos</text:p>
      <text:p text:style-name="P8">Tots aquests fitxers els trobareu en el repositori.</text:p>
      <text:p text:style-name="P17"><text:bookmark text:name="_i4o78d3hchgl"/>Arxiu “persones.xml”</text:p>
      <text:p text:style-name="P4"><text:span text:style-name="T4">&lt;?</text:span><text:span text:style-name="T7">xml</text:span><text:span text:style-name="T10"> version</text:span><text:span text:style-name="T13">=</text:span><text:span text:style-name="T16">"1.0"</text:span><text:span text:style-name="T10"> encoding</text:span><text:span text:style-name="T13">=</text:span><text:span text:style-name="T16">"UTF-8"</text:span><text:span text:style-name="T4">?&gt;</text:span></text:p>
      <text:p text:style-name="P11"><text:span text:style-name="T4">&lt;</text:span><text:span text:style-name="T7">persones</text:span><text:span text:style-name="T4">&gt;</text:span></text:p>
      <text:p text:style-name="P11"><text:span text:style-name="T13"><text:s text:c="4"/></text:span><text:span text:style-name="T4">&lt;</text:span><text:span text:style-name="T7">persona</text:span><text:span text:style-name="T4">&gt;</text:span></text:p>
      <text:p text:style-name="P11"><text:span text:style-name="T13"><text:s text:c="8"/></text:span><text:span text:style-name="T4">&lt;</text:span><text:span text:style-name="T7">nom</text:span><text:span text:style-name="T4">&gt;</text:span><text:span text:style-name="T13">Maria</text:span><text:span text:style-name="T4">&lt;/</text:span><text:span text:style-name="T7">nom</text:span><text:span text:style-name="T4">&gt;</text:span></text:p>
      <text:p text:style-name="P11"><text:span text:style-name="T13"><text:s text:c="8"/></text:span><text:span text:style-name="T4">&lt;</text:span><text:span text:style-name="T7">cognom</text:span><text:span text:style-name="T4">&gt;</text:span><text:span text:style-name="T13">López</text:span><text:span text:style-name="T4">&lt;/</text:span><text:span text:style-name="T7">cognom</text:span><text:span text:style-name="T4">&gt;</text:span></text:p>
      <text:p text:style-name="P11"><text:span text:style-name="T13"><text:s text:c="8"/></text:span><text:span text:style-name="T4">&lt;</text:span><text:span text:style-name="T7">edat</text:span><text:span text:style-name="T4">&gt;</text:span><text:span text:style-name="T13">36</text:span><text:span text:style-name="T4">&lt;/</text:span><text:span text:style-name="T7">edat</text:span><text:span text:style-name="T4">&gt;</text:span></text:p>
      <text:p text:style-name="P11"><text:span text:style-name="T13"><text:s text:c="8"/></text:span><text:span text:style-name="T4">&lt;</text:span><text:span text:style-name="T7">ciutat</text:span><text:span text:style-name="T4">&gt;</text:span><text:span text:style-name="T13">Barcelona</text:span><text:span text:style-name="T4">&lt;/</text:span><text:span text:style-name="T7">ciutat</text:span><text:span text:style-name="T4">&gt;</text:span></text:p>
      <text:p text:style-name="P11"><text:span text:style-name="T13"><text:s text:c="4"/></text:span><text:span text:style-name="T4">&lt;/</text:span><text:span text:style-name="T7">persona</text:span><text:span text:style-name="T4">&gt;</text:span></text:p>
      <text:p text:style-name="P11"><text:span text:style-name="T13"><text:s text:c="4"/></text:span><text:span text:style-name="T4">&lt;</text:span><text:span text:style-name="T7">persona</text:span><text:span text:style-name="T4">&gt;</text:span></text:p>
      <text:p text:style-name="P11"><text:span text:style-name="T13"><text:s text:c="8"/></text:span><text:span text:style-name="T4">&lt;</text:span><text:span text:style-name="T7">nom</text:span><text:span text:style-name="T4">&gt;</text:span><text:span text:style-name="T13">Gustavo</text:span><text:span text:style-name="T4">&lt;/</text:span><text:span text:style-name="T7">nom</text:span><text:span text:style-name="T4">&gt;</text:span></text:p>
      <text:p text:style-name="P11"><text:span text:style-name="T13"><text:s text:c="8"/></text:span><text:span text:style-name="T4">&lt;</text:span><text:span text:style-name="T7">cognom</text:span><text:span text:style-name="T4">&gt;</text:span><text:span text:style-name="T13">Catadasús</text:span><text:span text:style-name="T4">&lt;/</text:span><text:span text:style-name="T7">cognom</text:span><text:span text:style-name="T4">&gt;</text:span></text:p>
      <text:p text:style-name="P11"><text:span text:style-name="T13"><text:s text:c="8"/></text:span><text:span text:style-name="T4">&lt;</text:span><text:span text:style-name="T7">edat</text:span><text:span text:style-name="T4">&gt;</text:span><text:span text:style-name="T13">15</text:span><text:span text:style-name="T4">&lt;/</text:span><text:span text:style-name="T7">edat</text:span><text:span text:style-name="T4">&gt;</text:span></text:p>
      <text:p text:style-name="P11"><text:span text:style-name="T13"><text:s text:c="8"/></text:span><text:span text:style-name="T4">&lt;</text:span><text:span text:style-name="T7">ciutat</text:span><text:span text:style-name="T4">&gt;</text:span><text:span text:style-name="T13">London</text:span><text:span text:style-name="T4">&lt;/</text:span><text:span text:style-name="T7">ciutat</text:span><text:span text:style-name="T4">&gt;</text:span></text:p>
      <text:p text:style-name="P11"><text:span text:style-name="T13"><text:s text:c="4"/></text:span><text:span text:style-name="T4">&lt;/</text:span><text:span text:style-name="T7">persona</text:span><text:span text:style-name="T4">&gt;</text:span></text:p>
      <text:p text:style-name="P11"><text:span text:style-name="T13"><text:s text:c="4"/></text:span><text:span text:style-name="T4">&lt;</text:span><text:span text:style-name="T7">persona</text:span><text:span text:style-name="T4">&gt;</text:span></text:p>
      <text:p text:style-name="P11"><text:span text:style-name="T13"><text:s text:c="8"/></text:span><text:span text:style-name="T4">&lt;</text:span><text:span text:style-name="T7">nom</text:span><text:span text:style-name="T4">&gt;</text:span><text:span text:style-name="T13">Irene</text:span><text:span text:style-name="T4">&lt;/</text:span><text:span text:style-name="T7">nom</text:span><text:span text:style-name="T4">&gt;</text:span></text:p>
      <text:p text:style-name="P11"><text:span text:style-name="T13"><text:s text:c="8"/></text:span><text:span text:style-name="T4">&lt;</text:span><text:span text:style-name="T7">cognom</text:span><text:span text:style-name="T4">&gt;</text:span><text:span text:style-name="T13">Rocheford</text:span><text:span text:style-name="T4">&lt;/</text:span><text:span text:style-name="T7">cognom</text:span><text:span text:style-name="T4">&gt;</text:span></text:p>
      <text:p text:style-name="P11"><text:span text:style-name="T13"><text:s text:c="8"/></text:span><text:span text:style-name="T4">&lt;</text:span><text:span text:style-name="T7">edat</text:span><text:span text:style-name="T4">&gt;</text:span><text:span text:style-name="T13">45</text:span><text:span text:style-name="T4">&lt;/</text:span><text:span text:style-name="T7">edat</text:span><text:span text:style-name="T4">&gt;</text:span></text:p>
      <text:p text:style-name="P11"><text:span text:style-name="T13"><text:s text:c="8"/></text:span><text:span text:style-name="T4">&lt;</text:span><text:span text:style-name="T7">ciutat</text:span><text:span text:style-name="T4">&gt;</text:span><text:span text:style-name="T13">Tokio</text:span><text:span text:style-name="T4">&lt;/</text:span><text:span text:style-name="T7">ciutat</text:span><text:span text:style-name="T4">&gt;</text:span></text:p>
      <text:p text:style-name="P11"><text:span text:style-name="T13"><text:s text:c="4"/></text:span><text:span text:style-name="T4">&lt;/</text:span><text:span text:style-name="T7">persona</text:span><text:span text:style-name="T4">&gt;</text:span></text:p>
      <text:p text:style-name="P11"><text:span text:style-name="T13"><text:s text:c="4"/></text:span><text:span text:style-name="T4">&lt;</text:span><text:span text:style-name="T7">persona</text:span><text:span text:style-name="T4">&gt;</text:span></text:p>
      <text:p text:style-name="P11"><text:span text:style-name="T13"><text:s text:c="8"/></text:span><text:span text:style-name="T4">&lt;</text:span><text:span text:style-name="T7">nom</text:span><text:span text:style-name="T4">&gt;</text:span><text:span text:style-name="T13">Armengol</text:span><text:span text:style-name="T4">&lt;/</text:span><text:span text:style-name="T7">nom</text:span><text:span text:style-name="T4">&gt;</text:span></text:p>
      <text:p text:style-name="P11"><text:span text:style-name="T13"><text:s text:c="8"/></text:span><text:span text:style-name="T4">&lt;</text:span><text:span text:style-name="T7">cognom</text:span><text:span text:style-name="T4">&gt;</text:span><text:span text:style-name="T13">Pastor</text:span><text:span text:style-name="T4">&lt;/</text:span><text:span text:style-name="T7">cognom</text:span><text:span text:style-name="T4">&gt;</text:span></text:p>
      <text:p text:style-name="P11"><text:span text:style-name="T13"><text:s text:c="8"/></text:span><text:span text:style-name="T4">&lt;</text:span><text:span text:style-name="T7">edat</text:span><text:span text:style-name="T4">&gt;</text:span><text:span text:style-name="T13">72</text:span><text:span text:style-name="T4">&lt;/</text:span><text:span text:style-name="T7">edat</text:span><text:span text:style-name="T4">&gt;</text:span></text:p>
      <text:p text:style-name="P11"><text:span text:style-name="T13"><text:s text:c="8"/></text:span><text:span text:style-name="T4">&lt;</text:span><text:span text:style-name="T7">ciutat</text:span><text:span text:style-name="T4">&gt;</text:span><text:span text:style-name="T13">Abidjan</text:span><text:span text:style-name="T4">&lt;/</text:span><text:span text:style-name="T7">ciutat</text:span><text:span text:style-name="T4">&gt;</text:span></text:p>
      <text:p text:style-name="P11"><text:span text:style-name="T13"><text:s text:c="4"/></text:span><text:span text:style-name="T4">&lt;/</text:span><text:span text:style-name="T7">persona</text:span><text:span text:style-name="T4">&gt;</text:span></text:p>
      <text:p text:style-name="P11"><text:span text:style-name="T4">&lt;/</text:span><text:span text:style-name="T7">persones</text:span><text:span text:style-name="T4">&gt;</text:span></text:p>
      <text:p text:style-name="P8"/>
      <text:p text:style-name="P10"><text:bookmark text:name="_m6o0j9p3ao5h"/></text:p>
      <text:p text:style-name="P18"><text:bookmark text:name="_rtl7dvdcpv48"/>Arxiu “biblioteca.xml”</text:p>
      <text:p text:style-name="P12"><text:span text:style-name="T5">&lt;</text:span><text:span text:style-name="T8">biblioteca</text:span><text:span text:style-name="T5">&gt;</text:span></text:p>
      <text:p text:style-name="P12"><text:span text:style-name="T14"><text:s text:c="4"/></text:span><text:span text:style-name="T5">&lt;</text:span><text:span text:style-name="T8">llibre</text:span><text:span text:style-name="T14"> </text:span><text:span text:style-name="T11">id</text:span><text:span text:style-name="T14">=</text:span><text:span text:style-name="T17">"001"</text:span><text:span text:style-name="T5">&gt;</text:span></text:p>
      <text:p text:style-name="P12"><text:span text:style-name="T14"><text:s text:c="8"/></text:span><text:span text:style-name="T5">&lt;</text:span><text:span text:style-name="T8">titol</text:span><text:span text:style-name="T5">&gt;</text:span><text:span text:style-name="T14">El viatge dels venturons</text:span><text:span text:style-name="T5">&lt;/</text:span><text:span text:style-name="T8">titol</text:span><text:span text:style-name="T5">&gt;</text:span></text:p>
      <text:p text:style-name="P12"><text:span text:style-name="T14"><text:s text:c="8"/></text:span><text:span text:style-name="T5">&lt;</text:span><text:span text:style-name="T8">autor</text:span><text:span text:style-name="T5">&gt;</text:span><text:span text:style-name="T14">Joan Pla</text:span><text:span text:style-name="T5">&lt;/</text:span><text:span text:style-name="T8">autor</text:span><text:span text:style-name="T5">&gt;</text:span></text:p>
      <text:p text:style-name="P12"><text:span text:style-name="T14"><text:s text:c="8"/></text:span><text:span text:style-name="T5">&lt;</text:span><text:span text:style-name="T8">anyPublicacio</text:span><text:span text:style-name="T5">&gt;</text:span><text:span text:style-name="T14">1998</text:span><text:span text:style-name="T5">&lt;/</text:span><text:span text:style-name="T8">anyPublicacio</text:span><text:span text:style-name="T5">&gt;</text:span></text:p>
      <text:p text:style-name="P12"><text:span text:style-name="T14"><text:s text:c="8"/></text:span><text:span text:style-name="T5">&lt;</text:span><text:span text:style-name="T8">editorial</text:span><text:span text:style-name="T5">&gt;</text:span><text:span text:style-name="T14">Edicions Mar</text:span><text:span text:style-name="T5">&lt;/</text:span><text:span text:style-name="T8">editorial</text:span><text:span text:style-name="T5">&gt;</text:span></text:p>
      <text:p text:style-name="P12"><text:span text:style-name="T14"><text:s text:c="8"/></text:span><text:span text:style-name="T5">&lt;</text:span><text:span text:style-name="T8">genere</text:span><text:span text:style-name="T5">&gt;</text:span><text:span text:style-name="T14">Aventura</text:span><text:span text:style-name="T5">&lt;/</text:span><text:span text:style-name="T8">genere</text:span><text:span text:style-name="T5">&gt;</text:span></text:p>
      <text:p text:style-name="P12"><text:span text:style-name="T14"><text:s text:c="8"/></text:span><text:span text:style-name="T5">&lt;</text:span><text:span text:style-name="T8">pagines</text:span><text:span text:style-name="T5">&gt;</text:span><text:span text:style-name="T14">320</text:span><text:span text:style-name="T5">&lt;/</text:span><text:span text:style-name="T8">pagines</text:span><text:span text:style-name="T5">&gt;</text:span></text:p>
      <text:p text:style-name="P12"><text:span text:style-name="T14"><text:s text:c="8"/></text:span><text:span text:style-name="T5">&lt;</text:span><text:span text:style-name="T8">disponible</text:span><text:span text:style-name="T5">&gt;</text:span><text:span text:style-name="T14">true</text:span><text:span text:style-name="T5">&lt;/</text:span><text:span text:style-name="T8">disponible</text:span><text:span text:style-name="T5">&gt;</text:span></text:p>
      <text:p text:style-name="P12"><text:span text:style-name="T14"><text:s text:c="4"/></text:span><text:span text:style-name="T5">&lt;/</text:span><text:span text:style-name="T8">llibre</text:span><text:span text:style-name="T5">&gt;</text:span></text:p>
      <text:p text:style-name="P12"><text:span text:style-name="T5">&lt;/</text:span><text:span text:style-name="T8">biblioteca</text:span><text:span text:style-name="T5">&gt;</text:span></text:p>
      <text:p text:style-name="P10"><text:bookmark text:name="_q6dv6ceo6zbi"/></text:p>
      <text:p text:style-name="P18"><text:bookmark text:name="_6uckt9puuai5"/>Arxiu “cursos.xml”</text:p>
      <text:p text:style-name="P11"><text:span text:style-name="T6">&lt;?</text:span><text:span text:style-name="T9">xml</text:span><text:span text:style-name="T12"> version</text:span><text:span text:style-name="T15">=</text:span><text:span text:style-name="T18">"1.0"</text:span><text:span text:style-name="T12"> encoding</text:span><text:span text:style-name="T15">=</text:span><text:span text:style-name="T18">"UTF-8"</text:span><text:span text:style-name="T6">?&gt;</text:span></text:p>
      <text:p text:style-name="P11"><text:span text:style-name="T6">&lt;</text:span><text:span text:style-name="T9">cursos</text:span><text:span text:style-name="T6">&gt;</text:span></text:p>
      <text:p text:style-name="P11"><text:span text:style-name="T15"><text:s text:c="3"/></text:span><text:span text:style-name="T6">&lt;</text:span><text:span text:style-name="T9">curs</text:span><text:span text:style-name="T15"> </text:span><text:span text:style-name="T12">id</text:span><text:span text:style-name="T15">=</text:span><text:span text:style-name="T18">"AMS2"</text:span><text:span text:style-name="T6">&gt;</text:span></text:p>
      <text:p text:style-name="P11"><text:span text:style-name="T15"><text:s text:c="7"/></text:span><text:span text:style-name="T6">&lt;</text:span><text:span text:style-name="T9">tutor</text:span><text:span text:style-name="T6">&gt;</text:span><text:span text:style-name="T15">LARA,Francesc</text:span><text:span text:style-name="T6">&lt;/</text:span><text:span text:style-name="T9">tutor</text:span><text:span text:style-name="T6">&gt;</text:span></text:p>
      <text:p text:style-name="P11"><text:span text:style-name="T15"><text:s text:c="7"/></text:span><text:span text:style-name="T6">&lt;</text:span><text:span text:style-name="T9">alumnes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ALVAREZ, Tomas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CAMACHO, David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CASTRO, Joaquin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DE LA CRUZ, Sergio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DIAZ, Jose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DIAZ, Salvador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FERNANDEZ, Jose M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FERNANDEZ, Jose C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FERRANDIZ, Carlos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ALLEGO, Ivan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ARCIA, Daniel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OMEZ, Adrian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UTIERREZ, David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HERRERO, David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LLOBET, Marius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MARTIN, Joan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MARTINEZ, Ivan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MARTINEZ, Isaac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RIBAS, Albert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RODRIGUEZ, Alex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SANCHEZ, Jose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SANCHEZ, Eric</text:span><text:span text:style-name="T6">&lt;/</text:span><text:span text:style-name="T9">alumne</text:span><text:span text:style-name="T6">&gt;</text:span></text:p>
      <text:p text:style-name="P11"><text:span text:style-name="T15"><text:s text:c="7"/></text:span><text:span text:style-name="T6">&lt;/</text:span><text:span text:style-name="T9">alumnes</text:span><text:span text:style-name="T6">&gt;</text:span></text:p>
      <text:p text:style-name="P11"><text:span text:style-name="T15"><text:s text:c="7"/></text:span><text:span text:style-name="T6">&lt;</text:span><text:span text:style-name="T9">moduls</text:span><text:span text:style-name="T6">&gt;</text:span></text:p>
      <text:p text:style-name="P11"><text:span text:style-name="T15"><text:s text:c="11"/></text:span><text:span text:style-name="T6">&lt;</text:span><text:span text:style-name="T9">modul</text:span><text:span text:style-name="T15"> </text:span><text:span text:style-name="T12">id</text:span><text:span text:style-name="T15">=</text:span><text:span text:style-name="T18">"M06"</text:span><text:span text:style-name="T6">&gt;</text:span></text:p>
      <text:p text:style-name="P11"><text:span text:style-name="T15"><text:s text:c="15"/></text:span><text:span text:style-name="T6">&lt;</text:span><text:span text:style-name="T9">titol</text:span><text:span text:style-name="T6">&gt;</text:span><text:span text:style-name="T15">Acces a dades</text:span><text:span text:style-name="T6">&lt;/</text:span><text:span text:style-name="T9">titol</text:span><text:span text:style-name="T6">&gt;</text:span></text:p>
      <text:p text:style-name="P11"><text:span text:style-name="T15"><text:s text:c="15"/></text:span><text:span text:style-name="T6">&lt;</text:span><text:span text:style-name="T9">profes</text:span><text:span text:style-name="T6">&gt;</text:span></text:p>
      <text:p text:style-name="P11"><text:span text:style-name="T15"><text:s text:c="19"/></text:span><text:span text:style-name="T6">&lt;</text:span><text:span text:style-name="T9">profe</text:span><text:span text:style-name="T6">&gt;</text:span><text:span text:style-name="T15">FUENTES, Julian</text:span><text:span text:style-name="T6">&lt;/</text:span><text:span text:style-name="T9">profe</text:span><text:span text:style-name="T6">&gt;</text:span></text:p>
      <text:p text:style-name="P11"><text:span text:style-name="T15"><text:s text:c="15"/></text:span><text:span text:style-name="T6">&lt;/</text:span><text:span text:style-name="T9">profes</text:span><text:span text:style-name="T6">&gt;</text:span></text:p>
      <text:p text:style-name="P11"><text:span text:style-name="T15"><text:s text:c="15"/></text:span><text:span text:style-name="T6">&lt;</text:span><text:span text:style-name="T9">ufs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1"</text:span><text:span text:style-name="T6">&gt;</text:span><text:span text:style-name="T15">Persistencia en fitxers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2"</text:span><text:span text:style-name="T6">&gt;</text:span><text:span text:style-name="T15">Persistencia en BDR-BDOR-BDOO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3"</text:span><text:span text:style-name="T6">&gt;</text:span><text:span text:style-name="T15">Persistencia en BD natives XML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4"</text:span><text:span text:style-name="T6">&gt;</text:span><text:span text:style-name="T15">Components d'acces a dades</text:span><text:span text:style-name="T6">&lt;/</text:span><text:span text:style-name="T9">uf</text:span><text:span text:style-name="T6">&gt;</text:span></text:p>
      <text:p text:style-name="P11"><text:span text:style-name="T15"><text:s text:c="15"/></text:span><text:span text:style-name="T6">&lt;/</text:span><text:span text:style-name="T9">ufs</text:span><text:span text:style-name="T6">&gt;</text:span></text:p>
      <text:p text:style-name="P11"><text:span text:style-name="T15"><text:s text:c="11"/></text:span><text:span text:style-name="T6">&lt;/</text:span><text:span text:style-name="T9">modul</text:span><text:span text:style-name="T6">&gt;</text:span></text:p>
      <text:p text:style-name="P11"><text:soft-page-break/><text:span text:style-name="T15"><text:s text:c="7"/></text:span><text:span text:style-name="T6">&lt;/</text:span><text:span text:style-name="T9">moduls</text:span><text:span text:style-name="T6">&gt;</text:span></text:p>
      <text:p text:style-name="P11"><text:span text:style-name="T15"><text:s text:c="3"/></text:span><text:span text:style-name="T6">&lt;/</text:span><text:span text:style-name="T9">curs</text:span><text:span text:style-name="T6">&gt;</text:span></text:p>
      <text:p text:style-name="P11"><text:span text:style-name="T15"><text:s text:c="3"/></text:span><text:span text:style-name="T6">&lt;</text:span><text:span text:style-name="T9">curs</text:span><text:span text:style-name="T15"> </text:span><text:span text:style-name="T12">id</text:span><text:span text:style-name="T15">=</text:span><text:span text:style-name="T18">"AWS1"</text:span><text:span text:style-name="T6">&gt;</text:span></text:p>
      <text:p text:style-name="P11"><text:span text:style-name="T15"><text:s text:c="7"/></text:span><text:span text:style-name="T6">&lt;</text:span><text:span text:style-name="T9">tutor</text:span><text:span text:style-name="T6">&gt;</text:span><text:span text:style-name="T15">Julian Fuentes</text:span><text:span text:style-name="T6">&lt;/</text:span><text:span text:style-name="T9">tutor</text:span><text:span text:style-name="T6">&gt;</text:span></text:p>
      <text:p text:style-name="P11"><text:span text:style-name="T15"><text:s text:c="7"/></text:span><text:span text:style-name="T6">&lt;</text:span><text:span text:style-name="T9">alumnes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ABDELILLAH, Hicham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FERNANDEZ, Ruben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ARBETA, Giulio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ARCIA, Miguel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ARCIA, Elmer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GONZALEZ, Victor M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JANSSEN, Gerard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LLOPART, Sergi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LOPEZ, Carlos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MALAGA, Pierre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MARTINEZ, Marc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ORTEGA, Marc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PELAEZ, Eva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PEREZ, Sara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RICO, Abel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SANCHEZ, Eduard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TROLLANO, Raul</text:span><text:span text:style-name="T6">&lt;/</text:span><text:span text:style-name="T9">alumne</text:span><text:span text:style-name="T6">&gt;</text:span></text:p>
      <text:p text:style-name="P11"><text:span text:style-name="T15"><text:s text:c="11"/></text:span><text:span text:style-name="T6">&lt;</text:span><text:span text:style-name="T9">alumne</text:span><text:span text:style-name="T6">&gt;</text:span><text:span text:style-name="T15">VAZQUEZ, Albert</text:span><text:span text:style-name="T6">&lt;/</text:span><text:span text:style-name="T9">alumne</text:span><text:span text:style-name="T6">&gt;</text:span></text:p>
      <text:p text:style-name="P11"><text:span text:style-name="T15"><text:s text:c="7"/></text:span><text:span text:style-name="T6">&lt;/</text:span><text:span text:style-name="T9">alumnes</text:span><text:span text:style-name="T6">&gt;</text:span></text:p>
      <text:p text:style-name="P11"><text:span text:style-name="T15"><text:s text:c="7"/></text:span><text:span text:style-name="T6">&lt;</text:span><text:span text:style-name="T9">moduls</text:span><text:span text:style-name="T6">&gt;</text:span></text:p>
      <text:p text:style-name="P11"><text:span text:style-name="T15"><text:s text:c="11"/></text:span><text:span text:style-name="T6">&lt;</text:span><text:span text:style-name="T9">modul</text:span><text:span text:style-name="T15"> </text:span><text:span text:style-name="T12">id</text:span><text:span text:style-name="T15">=</text:span><text:span text:style-name="T18">"M01"</text:span><text:span text:style-name="T6">&gt;</text:span></text:p>
      <text:p text:style-name="P11"><text:span text:style-name="T15"><text:s text:c="15"/></text:span><text:span text:style-name="T6">&lt;</text:span><text:span text:style-name="T9">titol</text:span><text:span text:style-name="T6">&gt;</text:span><text:span text:style-name="T15">Sistemes informatics</text:span><text:span text:style-name="T6">&lt;/</text:span><text:span text:style-name="T9">titol</text:span><text:span text:style-name="T6">&gt;</text:span></text:p>
      <text:p text:style-name="P11"><text:span text:style-name="T15"><text:s text:c="19"/></text:span><text:span text:style-name="T6">&lt;</text:span><text:span text:style-name="T9">profes</text:span><text:span text:style-name="T6">&gt;</text:span></text:p>
      <text:p text:style-name="P11"><text:span text:style-name="T15"><text:s text:c="19"/></text:span><text:span text:style-name="T6">&lt;</text:span><text:span text:style-name="T9">profe</text:span><text:span text:style-name="T6">&gt;</text:span><text:span text:style-name="T15">FUENTES, Julian</text:span><text:span text:style-name="T6">&lt;/</text:span><text:span text:style-name="T9">profe</text:span><text:span text:style-name="T6">&gt;</text:span></text:p>
      <text:p text:style-name="P11"><text:span text:style-name="T15"><text:s text:c="19"/></text:span><text:span text:style-name="T6">&lt;</text:span><text:span text:style-name="T9">profe</text:span><text:span text:style-name="T6">&gt;</text:span><text:span text:style-name="T15">MESTRE, Manu</text:span><text:span text:style-name="T6">&lt;/</text:span><text:span text:style-name="T9">profe</text:span><text:span text:style-name="T6">&gt;</text:span></text:p>
      <text:p text:style-name="P11"><text:span text:style-name="T15"><text:s text:c="15"/></text:span><text:span text:style-name="T6">&lt;/</text:span><text:span text:style-name="T9">profes</text:span><text:span text:style-name="T6">&gt;</text:span></text:p>
      <text:p text:style-name="P11"><text:span text:style-name="T15"><text:s text:c="15"/></text:span><text:span text:style-name="T6">&lt;</text:span><text:span text:style-name="T9">ufs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1"</text:span><text:span text:style-name="T6">&gt;</text:span><text:span text:style-name="T15">Instal.lacio, configuracio i explotacio d'un SI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2"</text:span><text:span text:style-name="T6">&gt;</text:span><text:span text:style-name="T15">Gestio de la informacio i de recursos en una xarxa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3"</text:span><text:span text:style-name="T6">&gt;</text:span><text:span text:style-name="T15">Implantacio de programari especific</text:span><text:span text:style-name="T6">&lt;/</text:span><text:span text:style-name="T9">uf</text:span><text:span text:style-name="T6">&gt;</text:span></text:p>
      <text:p text:style-name="P11"><text:span text:style-name="T15"><text:s text:c="15"/></text:span><text:span text:style-name="T6">&lt;/</text:span><text:span text:style-name="T9">ufs</text:span><text:span text:style-name="T6">&gt;</text:span></text:p>
      <text:p text:style-name="P11"><text:span text:style-name="T15"><text:s text:c="11"/></text:span><text:span text:style-name="T6">&lt;/</text:span><text:span text:style-name="T9">modul</text:span><text:span text:style-name="T6">&gt;</text:span></text:p>
      <text:p text:style-name="P11"><text:span text:style-name="T15"><text:s text:c="11"/></text:span><text:span text:style-name="T6">&lt;</text:span><text:span text:style-name="T9">modul</text:span><text:span text:style-name="T15"> </text:span><text:span text:style-name="T12">id</text:span><text:span text:style-name="T15">=</text:span><text:span text:style-name="T18">"M04"</text:span><text:span text:style-name="T6">&gt;</text:span></text:p>
      <text:p text:style-name="P11"><text:span text:style-name="T15"><text:s text:c="15"/></text:span><text:span text:style-name="T6">&lt;</text:span><text:span text:style-name="T9">titol</text:span><text:span text:style-name="T6">&gt;</text:span><text:span text:style-name="T15">Llenguatge de marques i SSGGdI</text:span><text:span text:style-name="T6">&lt;/</text:span><text:span text:style-name="T9">titol</text:span><text:span text:style-name="T6">&gt;</text:span></text:p>
      <text:p text:style-name="P11"><text:span text:style-name="T15"><text:s text:c="15"/></text:span><text:span text:style-name="T6">&lt;</text:span><text:span text:style-name="T9">profes</text:span><text:span text:style-name="T6">&gt;</text:span></text:p>
      <text:p text:style-name="P11"><text:span text:style-name="T15"><text:s text:c="19"/></text:span><text:span text:style-name="T6">&lt;</text:span><text:span text:style-name="T9">profe</text:span><text:span text:style-name="T6">&gt;</text:span><text:span text:style-name="T15">FUENTES, Julian</text:span><text:span text:style-name="T6">&lt;/</text:span><text:span text:style-name="T9">profe</text:span><text:span text:style-name="T6">&gt;</text:span></text:p>
      <text:p text:style-name="P11"><text:span text:style-name="T15"><text:s text:c="19"/></text:span><text:span text:style-name="T6">&lt;</text:span><text:span text:style-name="T9">profe</text:span><text:span text:style-name="T6">&gt;</text:span><text:span text:style-name="T15">VILAPLANA, Angel</text:span><text:span text:style-name="T6">&lt;/</text:span><text:span text:style-name="T9">profe</text:span><text:span text:style-name="T6">&gt;</text:span></text:p>
      <text:p text:style-name="P11"><text:span text:style-name="T15"><text:s text:c="15"/></text:span><text:span text:style-name="T6">&lt;/</text:span><text:span text:style-name="T9">profes</text:span><text:span text:style-name="T6">&gt;</text:span></text:p>
      <text:p text:style-name="P11"><text:span text:style-name="T15"><text:s text:c="15"/></text:span><text:span text:style-name="T6">&lt;</text:span><text:span text:style-name="T9">ufs</text:span><text:span text:style-name="T6">&gt;</text:span></text:p>
      <text:p text:style-name="P11"><text:soft-page-break/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1"</text:span><text:span text:style-name="T6">&gt;</text:span><text:span text:style-name="T15">Programacio amb XML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2"</text:span><text:span text:style-name="T6">&gt;</text:span><text:span text:style-name="T15">Ambits d'aplicacio de XML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3"</text:span><text:span text:style-name="T6">&gt;</text:span><text:span text:style-name="T15">Sistemes de gestio empresarial</text:span><text:span text:style-name="T6">&lt;/</text:span><text:span text:style-name="T9">uf</text:span><text:span text:style-name="T6">&gt;</text:span></text:p>
      <text:p text:style-name="P11"><text:span text:style-name="T15"><text:s text:c="15"/></text:span><text:span text:style-name="T6">&lt;/</text:span><text:span text:style-name="T9">ufs</text:span><text:span text:style-name="T6">&gt;</text:span></text:p>
      <text:p text:style-name="P11"><text:span text:style-name="T15"><text:s text:c="11"/></text:span><text:span text:style-name="T6">&lt;/</text:span><text:span text:style-name="T9">modul</text:span><text:span text:style-name="T6">&gt;</text:span></text:p>
      <text:p text:style-name="P11"><text:span text:style-name="T15"><text:s text:c="11"/></text:span><text:span text:style-name="T6">&lt;</text:span><text:span text:style-name="T9">modul</text:span><text:span text:style-name="T15"> </text:span><text:span text:style-name="T12">id</text:span><text:span text:style-name="T15">=</text:span><text:span text:style-name="T18">"M05"</text:span><text:span text:style-name="T6">&gt;</text:span></text:p>
      <text:p text:style-name="P11"><text:span text:style-name="T15"><text:s text:c="15"/></text:span><text:span text:style-name="T6">&lt;</text:span><text:span text:style-name="T9">titol</text:span><text:span text:style-name="T6">&gt;</text:span><text:span text:style-name="T15">Entorns de desenvolupament</text:span><text:span text:style-name="T6">&lt;/</text:span><text:span text:style-name="T9">titol</text:span><text:span text:style-name="T6">&gt;</text:span></text:p>
      <text:p text:style-name="P11"><text:span text:style-name="T15"><text:s text:c="15"/></text:span><text:span text:style-name="T6">&lt;</text:span><text:span text:style-name="T9">profes</text:span><text:span text:style-name="T6">&gt;</text:span></text:p>
      <text:p text:style-name="P11"><text:span text:style-name="T15"><text:s text:c="19"/></text:span><text:span text:style-name="T6">&lt;</text:span><text:span text:style-name="T9">profe</text:span><text:span text:style-name="T6">&gt;</text:span><text:span text:style-name="T15">FUENTES, Julian</text:span><text:span text:style-name="T6">&lt;/</text:span><text:span text:style-name="T9">profe</text:span><text:span text:style-name="T6">&gt;</text:span></text:p>
      <text:p text:style-name="P11"><text:span text:style-name="T15"><text:s text:c="19"/></text:span><text:span text:style-name="T6">&lt;</text:span><text:span text:style-name="T9">profe</text:span><text:span text:style-name="T6">&gt;</text:span><text:span text:style-name="T15">VILAPLANA, Angel</text:span><text:span text:style-name="T6">&lt;/</text:span><text:span text:style-name="T9">profe</text:span><text:span text:style-name="T6">&gt;</text:span></text:p>
      <text:p text:style-name="P11"><text:span text:style-name="T15"><text:s text:c="15"/></text:span><text:span text:style-name="T6">&lt;/</text:span><text:span text:style-name="T9">profes</text:span><text:span text:style-name="T6">&gt;</text:span></text:p>
      <text:p text:style-name="P11"><text:span text:style-name="T15"><text:s text:c="15"/></text:span><text:span text:style-name="T6">&lt;</text:span><text:span text:style-name="T9">ufs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1"</text:span><text:span text:style-name="T6">&gt;</text:span><text:span text:style-name="T15">Desenvolupament de programari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2"</text:span><text:span text:style-name="T6">&gt;</text:span><text:span text:style-name="T15">Optimitzacio de programari</text:span><text:span text:style-name="T6">&lt;/</text:span><text:span text:style-name="T9">uf</text:span><text:span text:style-name="T6">&gt;</text:span></text:p>
      <text:p text:style-name="P11"><text:span text:style-name="T15"><text:s text:c="19"/></text:span><text:span text:style-name="T6">&lt;</text:span><text:span text:style-name="T9">uf</text:span><text:span text:style-name="T15"> </text:span><text:span text:style-name="T12">n</text:span><text:span text:style-name="T15">=</text:span><text:span text:style-name="T18">"3"</text:span><text:span text:style-name="T6">&gt;</text:span><text:span text:style-name="T15">Introduccio al disseny orientat a objectes</text:span><text:span text:style-name="T6">&lt;/</text:span><text:span text:style-name="T9">uf</text:span><text:span text:style-name="T6">&gt;</text:span></text:p>
      <text:p text:style-name="P11"><text:span text:style-name="T15"><text:s text:c="15"/></text:span><text:span text:style-name="T6">&lt;/</text:span><text:span text:style-name="T9">ufs</text:span><text:span text:style-name="T6">&gt;</text:span></text:p>
      <text:p text:style-name="P11"><text:span text:style-name="T15"><text:s text:c="11"/></text:span><text:span text:style-name="T6">&lt;/</text:span><text:span text:style-name="T9">modul</text:span><text:span text:style-name="T6">&gt;</text:span></text:p>
      <text:p text:style-name="P11"><text:span text:style-name="T15"><text:s text:c="7"/></text:span><text:span text:style-name="T6">&lt;/</text:span><text:span text:style-name="T9">moduls</text:span><text:span text:style-name="T6">&gt;</text:span></text:p>
      <text:p text:style-name="P11"><text:span text:style-name="T15"><text:s text:c="3"/></text:span><text:span text:style-name="T6">&lt;/</text:span><text:span text:style-name="T9">curs</text:span><text:span text:style-name="T6">&gt;</text:span></text:p>
      <text:p text:style-name="P11"><text:span text:style-name="T6">&lt;/</text:span><text:span text:style-name="T9">cursos</text:span><text:span text:style-name="T6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color="#0000ff" loext:opacity="100%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top="0.222in" fo:margin-bottom="0.1665in" style:contextual-spacing="false" fo:line-height="100%" fo:keep-together="always" fo:background-color="#ffffff" fo:keep-with-next="always"/>
      <style:text-properties fo:color="#1155cc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loext:opacity="100%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2708in" fo:margin-left="0in" fo:margin-top="0in" fo:margin-bottom="0in" table:align="left"/>
    </style:style>
    <style:style style:name="Table4.A" style:family="table-column">
      <style:table-column-properties style:column-width="0.4688in"/>
    </style:style>
    <style:style style:name="Table4.B" style:family="table-column">
      <style:table-column-properties style:column-width="2.0625in"/>
    </style:style>
    <style:style style:name="Table4.C" style:family="table-column">
      <style:table-column-properties style:column-width="3.7396in"/>
    </style:style>
    <style:style style:name="Table4.1" style:family="table-row">
      <style:table-row-properties style:min-row-height="0.5646in" fo:keep-together="auto"/>
    </style:style>
    <style:style style:name="Table4.A1" style:family="table-cell">
      <style:table-cell-properties style:vertical-align="" fo:padding="0in" fo:border="1pt solid #f3f3f3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B" style:family="table-column">
      <style:table-column-properties style:column-width="3.13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none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Standard">
      <style:paragraph-properties fo:line-height="100%" fo:text-align="end" style:justify-single-word="false" fo:orphans="0" fo:widows="0"/>
    </style:style>
    <style:style style:name="M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<draw:frame draw:style-name="Mfr1" draw:name="image1.png" text:anchor-type="as-char" svg:width="0.3902in" svg:height="0.4543in" draw:z-index="8"><draw:image xlink:href="Pictures/10000000000000D1000000F16CB7654E202A0B4A.png" xlink:type="simple" xlink:show="embed" xlink:actuate="onLoad" draw:mime-type="image/png"/></draw:frame></text:p>
            </table:table-cell>
            <table:table-cell table:style-name="Table4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4.A1" office:value-type="string">
              <text:p text:style-name="MP5">CFGM: Desenvolupament d’aplicacions multimèdia</text:p>
              <text:p text:style-name="MP5">MP06 Accés a dades</text:p>
              <text:p text:style-name="MP5">PR1.3 XML en Java</text:p>
            </table:table-cell>
          </table:table-row>
        </table:table>
        <text:p text:style-name="Standard"/>
      </style:header>
      <style:footer>
        <text:p text:style-name="Standard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6">V1.0: elaborada per Albert Palacios</text:p>
              <text:p text:style-name="MP6">V1.1: Jordi Palà (adaptació curs 2023-24)</text:p>
              <text:p text:style-name="MP6">V1.2: Jordi Palà (revisió curs 2024-25)</text:p>
            </table:table-cell>
            <table:table-cell table:style-name="Table5.A1" office:value-type="string">
              <text:p text:style-name="MP5"><text:page-number text:select-page="current">9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13T21:52:20.359581720</dc:date>
    <meta:editing-duration>PT2M7S</meta:editing-duration>
    <meta:editing-cycles>1</meta:editing-cycles>
    <meta:document-statistic meta:table-count="5" meta:image-count="1" meta:object-count="0" meta:page-count="9" meta:paragraph-count="218" meta:word-count="792" meta:character-count="8246" meta:non-whitespace-character-count="6114"/>
  </office:meta>
</office:document-meta>
</file>